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1">
      <style:text-properties style:font-name="Times New Roman" fo:font-size="12pt" style:font-size-asian="12pt" style:font-size-complex="12pt"/>
    </style:style>
    <style:style style:name="P2" style:family="paragraph" style:parent-style-name="Heading_20_2">
      <style:text-properties style:font-name="Times New Roman" fo:font-size="12pt" style:font-size-asian="12pt" style:font-size-complex="12pt"/>
    </style:style>
    <style:style style:name="P3" style:family="paragraph" style:parent-style-name="Heading_20_3"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style:font-name="Times New Roman" fo:font-size="12pt" style:font-size-asian="12pt" style:font-size-complex="12pt"/>
    </style:style>
    <style:style style:name="P5" style:family="paragraph" style:parent-style-name="Text_20_body" style:list-style-name="L1">
      <style:text-properties style:font-name="Times New Roman" fo:font-size="12pt" style:font-size-asian="12pt" style:font-size-complex="12pt"/>
    </style:style>
    <style:style style:name="P6" style:family="paragraph" style:parent-style-name="Text_20_body" style:list-style-name="L2">
      <style:text-properties style:font-name="Times New Roman" fo:font-size="12pt" style:font-size-asian="12pt" style:font-size-complex="12pt"/>
    </style:style>
    <style:style style:name="P7" style:family="paragraph" style:parent-style-name="Text_20_body" style:list-style-name="L3">
      <style:text-properties style:font-name="Times New Roman" fo:font-size="12pt" style:font-size-asian="12pt" style:font-size-complex="12pt"/>
    </style:style>
    <style:style style:name="P8" style:family="paragraph" style:parent-style-name="Text_20_body">
      <style:text-properties style:font-name="Times New Roman" fo:font-size="12pt" style:font-size-asian="12pt" style:font-size-complex="12pt"/>
    </style:style>
    <style:style style:name="P9" style:family="paragraph" style:parent-style-name="Text_20_body" style:list-style-name="L4">
      <style:text-properties style:font-name="Times New Roman" fo:font-size="12pt" style:font-size-asian="12pt" style:font-size-complex="12pt"/>
    </style:style>
    <style:style style:name="P10" style:family="paragraph" style:parent-style-name="Text_20_body" style:list-style-name="L5">
      <style:text-properties style:font-name="Times New Roman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esson Plan</text:h>
      <text:p text:style-name="Text_20_body"><text:span text:style-name="Strong_20_Emphasis"><text:span text:style-name="T2">Unit:</text:span></text:span><text:span text:style-name="T2"> Programming Fundamentals<text:line-break/></text:span><text:span text:style-name="Strong_20_Emphasis"><text:span text:style-name="T2">Topic:</text:span></text:span><text:span text:style-name="T2"> Basics of Algorithm<text:line-break/></text:span><text:span text:style-name="Strong_20_Emphasis"><text:span text:style-name="T2">Class:</text:span></text:span><text:span text:style-name="T2"> IX<text:line-break/></text:span><text:span text:style-name="Strong_20_Emphasis"><text:span text:style-name="T2">Period:</text:span></text:span><text:span text:style-name="T2"> 3rd<text:line-break/></text:span><text:span text:style-name="Strong_20_Emphasis"><text:span text:style-name="T2">Time:</text:span></text:span><text:span text:style-name="T2"> 20 minutes<text:line-break/></text:span><text:span text:style-name="Strong_20_Emphasis"><text:span text:style-name="T2">Name of Teacher:</text:span></text:span><text:span text:style-name="T2"> Samir Khatiwada<text:line-break/></text:span><text:span text:style-name="Strong_20_Emphasis"><text:span text:style-name="T2">Date:</text:span></text:span><text:span text:style-name="T2"> 2082/02/29</text:span></text:p>
      <text:h text:style-name="P2" text:outline-level="2">1. Learning Contents:</text:h>
      <text:list text:style-name="L1">
        <text:list-item>
          <text:p text:style-name="P5">Introduction to Algorithm</text:p>
        </text:list-item>
        <text:list-item>
          <text:p text:style-name="P5">Definition of Algorithm</text:p>
        </text:list-item>
        <text:list-item>
          <text:p text:style-name="P5">Characteristics of Algorithm</text:p>
        </text:list-item>
        <text:list-item>
          <text:p text:style-name="P5">Writing a Simple Algorithm</text:p>
        </text:list-item>
        <text:list-item>
          <text:p text:style-name="P5">Example: Addition of Two Numbers</text:p>
        </text:list-item>
      </text:list>
      <text:h text:style-name="P2" text:outline-level="2">2. Learning Objectives / Specific Objectives:</text:h>
      <text:list text:style-name="L2">
        <text:list-item>
          <text:p text:style-name="P6">After explanation, students will be able to define an algorithm in their own words.</text:p>
        </text:list-item>
        <text:list-item>
          <text:p text:style-name="P6">After demonstration, students will be able to list at least three characteristics of an algorithm.</text:p>
        </text:list-item>
        <text:list-item>
          <text:p text:style-name="P6">After observing the teacher’s example, students will be able to write a simple algorithm for a basic problem correctly.</text:p>
        </text:list-item>
      </text:list>
      <text:h text:style-name="P2" text:outline-level="2">3. Learning Resources / Instructional Materials:</text:h>
      <text:list text:style-name="L3">
        <text:list-item>
          <text:p text:style-name="P7">Class 9 Computer Textbook</text:p>
        </text:list-item>
        <text:list-item>
          <text:p text:style-name="P7">PowerPoint Slides </text:p>
        </text:list-item>
        <text:list-item>
          <text:p text:style-name="P7">Sample Algorithm Worksheet</text:p>
        </text:list-item>
      </text:list>
      <text:h text:style-name="P2" text:outline-level="2">4. Teaching Learning Activities:</text:h>
      <text:h text:style-name="P3" text:outline-level="3">Pre-Lesson Activities </text:h>
      <text:p text:style-name="P8">a. Teacher asks students simple questions:</text:p>
      <text:list text:style-name="L4">
        <text:list-item>
          <text:p text:style-name="P9">What steps do you follow to brush your teeth?</text:p>
        </text:list-item>
        <text:list-item>
          <text:p text:style-name="P9">How do you solve a math problem?</text:p>
        </text:list-item>
      </text:list>
      <text:p text:style-name="P8">b. Teacher writes 2–3 student responses on the board.</text:p>
      <text:p text:style-name="P8"><text:soft-page-break/>c. Teacher links their answers to the lesson by explaining that step-by-step problem solving is called an algorithm in computer science.</text:p>
      <text:h text:style-name="P3" text:outline-level="3">In-Lesson Activities </text:h>
      <text:p text:style-name="P8">a. Teacher explains the meaning and definition of algorithm and writes the definition on the board.</text:p>
      <text:p text:style-name="P8">b. Students read the related section from the textbook briefly (if required).</text:p>
      <text:p text:style-name="P8">c. Teacher explains the main characteristics of an algorithm:</text:p>
      <text:list text:style-name="L5">
        <text:list-item>
          <text:p text:style-name="P10">Input</text:p>
        </text:list-item>
        <text:list-item>
          <text:p text:style-name="P10">Output</text:p>
        </text:list-item>
        <text:list-item>
          <text:p text:style-name="P10">Definiteness</text:p>
        </text:list-item>
        <text:list-item>
          <text:p text:style-name="P10">Finiteness</text:p>
        </text:list-item>
        <text:list-item>
          <text:p text:style-name="P10">Effectiveness</text:p>
        </text:list-item>
      </text:list>
      <text:p text:style-name="P8">d. Teacher demonstrates writing a simple algorithm:</text:p>
      <text:p text:style-name="Text_20_body"><text:span text:style-name="Strong_20_Emphasis"><text:span text:style-name="T2">Problem:</text:span></text:span><text:span text:style-name="T2"> Add two numbers</text:span></text:p>
      <text:p text:style-name="P8">Step 1: Start<text:line-break/>Step 2: Input A<text:line-break/>Step 3: Input B<text:line-break/>Step 4: Sum ← A + B<text:line-break/>Step 5: Display Sum<text:line-break/>Step 6: Stop</text:p>
      <text:p text:style-name="P8">e. Students observe, listen, and copy the example into their notebooks.</text:p>
      <text:h text:style-name="P3" text:outline-level="3">Post-Lesson Activities</text:h>
      <text:p text:style-name="P8">a. Teacher asks: “What is an algorithm?”</text:p>
      <text:p text:style-name="P8">b. Teacher asks students to mention any two characteristics of an algorithm.</text:p>
      <text:p text:style-name="P8">c. Teacher gives a short oral problem (e.g., find the area of a rectangle) and asks students to state the steps.</text:p>
      <text:p text:style-name="P8">d. Teacher summarizes the key points and clarifies doubts.</text:p>
      <text:h text:style-name="P2" text:outline-level="2">5. Learning Assessment / Evaluation:</text:h>
      <text:p text:style-name="P8">a. Define algorithm in your own words.</text:p>
      <text:p text:style-name="P8">b. List at least three characteristics of an algorithm.</text:p>
      <text:p text:style-name="P8">c. Write an algorithm to find the area of a rectangle.</text:p>
      <text:p text:style-name="P8">d. Write an algorithm to check whether a number is even or odd (homework).</text:p>
      <text:p text:style-name="P4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21:09:30.369903167</meta:creation-date>
    <dc:date>2026-02-21T21:12:49.777802711</dc:date>
    <meta:editing-duration>PT3M20S</meta:editing-duration>
    <meta:editing-cycles>1</meta:editing-cycles>
    <meta:document-statistic meta:table-count="0" meta:image-count="0" meta:object-count="0" meta:page-count="3" meta:paragraph-count="46" meta:word-count="378" meta:character-count="2267" meta:non-whitespace-character-count="1951"/>
    <meta:generator>LibreOffice/24.2.7.2$Linux_X86_64 LibreOffice_project/420$Build-2</meta:generator>
  </office:meta>
</office:document-meta>
</file>